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troducción:</text:p>
      <text:p text:style-name="Standard">En el pre-enunciado se describió la base de datos Northwind suministrada para la tarea previa y sobre la que se solicitó al alumno construya los elementos CRUD elementales para cierto conjunto de tablas que hoy aprovecharemos para resolver los requerimientos que se solicitan en la consiga.</text:p>
      <text:p text:style-name="Standard">Ante cualquier duda sobre el pre-enunciado el alumno tiene disponible tanto el mimo pre-enunciado como la base de datos suministrada en el aula virtual en el momento del parcial puede consultarlo o revisarlo para resolver cualquier duda al respecto.</text:p>
      <text:p text:style-name="Standard">Consigna:</text:p>
      <text:p text:style-name="Standard">El alumno deberá construir 2 endpoints específicos y tests unitarios de los servicios asociados a estos endpoints, de acuerdo con los siguientes requerimientos, de los endpoints siguientes se espera que el alumno construya la capa de servicio y la capa de controlador aprovechando la capa de datos construida previamente, aunque no se impide que el alumno agregue elementos a la capa de datos si así lo considera necesario.</text:p>
      <text:p text:style-name="Standard">Obtener todos los Productos dados un proveedor (Suplier.SuplierID), una Categoría (Categories.CategoryID) y una cantidad esperada de stock de seguridad. (URL sugerida: GET:/api/productos?suplierid=&lt;id de proveedor&gt;&amp;categoryid=&lt;di de categoría&gt;&amp;stockmin=&lt;cantidad esperada de stock&gt;). Para ello deberá buscar todos los productos que sean provistos por el proveedor indicado y correspondan a la categoría suministrada y, cuyo stock futuro, la suma de UnitsInStock más UnitsOnOrder sea menor que la cantidad provista y donde Discontinued sea distinto de ‘1’.</text:p>
      <text:p text:style-name="Standard">El resultado debe informar: ProductId, ProductName, StockFuturo (UnitsInStock + UnitsOnOrder)</text:p>
      <text:p text:style-name="Standard">y UnitPrice, ordenados de menor a mayor por StockFuturo.</text:p>
      <text:p text:style-name="Standard">Se espera que la respuesta tenga código 200 si responde correctamente, 204 si el id de</text:p>
      <text:p text:style-name="Standard">proveedor e id de categoría existen, pero no hay productos que cumplan la condición y 404 en el</text:p>
      <text:p text:style-name="Standard">caso que no exista el id de proveedor y/o el id de categoría.</text:p>
      <text:p text:style-name="Standard">Crear un nuevo Pedido (Order) en base a:</text:p>
      <text:p text:style-name="Standard">a. id de proveedor (SuplierID) – filtro,</text:p>
      <text:p text:style-name="Standard">b. id de categoría (CategoryID) – filtro,</text:p>
      <text:p text:style-name="Standard">c. stockRequerido (número entero) – filtro,</text:p>
      <text:p text:style-name="Standard">d. id de cliente (CustomerID) – dato,</text:p>
      <text:p text:style-name="Standard">e. id de empleado (EmployeeID) – dato,</text:p>
      <text:p text:style-name="Standard">f. id de correo (ShipperID) – dato</text:p>
      <text:p text:style-name="Standard">Que cree un pedido (Order) para el cliente indicado donde el detalle de productos (Order Detail)</text:p>
      <text:p text:style-name="Standard">cumpla con las condiciones que se mencionan a continuación. (URL sugerida: POST o PUT</text:p>
      <text:p text:style-name="Standard">/api/orders, con un que body contenga los datos mencionados).</text:p>
      <text:p text:style-name="Standard">g. El pedido debe incluir todos aquellos productos del proveedor y categoría indicada cuyo</text:p>
      <text:p text:style-name="Standard">stock futuro (UnitsInStock + UnitsOnOrder) sea menor que stockRequerido que llega</text:p>
      <text:p text:style-name="Standard">como parámetro,</text:p>
      <text:p text:style-name="Standard">h. La cantidad de productos a pedir será la diferencia entre el stockRequerido y el stock</text:p>
      <text:p text:style-name="Standard">futuro.</text:p>
      <text:p text:style-name="Standard">i. El precio unitario es el UnitPrice del producto</text:p>
      <text:p text:style-name="Standard">j. y el descuento se asignarán como 0 si la cantidad pedida es menor que 100 y 0.10 en</text:p>
      <text:p text:style-name="Standard">caso contrario.</text:p>
      <text:p text:style-name="Standard">k. Por otro lado, en la tabla Order, los ids son los suministrados, las fechas las puede</text:p>
      <text:p text:style-name="Standard">manejar como prefiera, el número de transporte (Freight) será 0 por que aún no está</text:p>
      <text:p text:style-name="Standard">asignado y los datos de Ship son la copia de la dirección del cliente.</text:p>
      <text:p text:style-name="Standard">El resultado debe responder con la estructura completa del pedido y su detalle indicando</text:p>
      <text:p text:style-name="Standard">además la cantidad total de productos pedidos. Además, debe retornar el código 200 o 201 si la</text:p>
      <text:p text:style-name="Standard">operación fue correcta, 204 en caso de que no exista productos en condiciones de ser pedidos y</text:p>
      <text:p text:style-name="Standard">404 en caso de que no exista alguno de los ids relacionados suministrado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6T10:49:40.306000000</meta:creation-date>
    <dc:date>2024-09-06T10:50:14.302000000</dc:date>
    <meta:editing-duration>PT34S</meta:editing-duration>
    <meta:editing-cycles>1</meta:editing-cycles>
    <meta:document-statistic meta:table-count="0" meta:image-count="0" meta:object-count="0" meta:page-count="1" meta:paragraph-count="36" meta:word-count="556" meta:character-count="3469" meta:non-whitespace-character-count="2943"/>
    <meta:generator>LibreOffice/7.5.9.2$Windows_X86_64 LibreOffice_project/cdeefe45c17511d326101eed8008ac4092f278a9</meta:generator>
  </office:meta>
</office:document-meta>
</file>